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tyle="italic" style:font-style-asian="italic" style:font-style-complex="italic"/>
    </style:style>
    <style:style style:name="T1_2" style:family="text">
      <style:text-properties fo:font-style="italic" style:font-style-asian="italic" style:font-style-complex="italic"/>
    </style:style>
    <style:style style:name="T1_3" style:family="text">
      <style:text-properties fo:font-style="italic" style:font-style-asian="italic" style:font-style-complex="italic"/>
    </style:style>
    <style:style style:name="T1_4" style:family="text">
      <style:text-properties fo:font-style="italic" style:font-style-asian="italic" style:font-style-complex="italic"/>
    </style:style>
    <style:style style:name="T1_5" style:family="text">
      <style:text-properties fo:font-style="italic" style:font-style-asian="italic" style:font-style-complex="italic"/>
    </style:style>
    <style:style style:name="T1_6" style:family="text">
      <style:text-properties fo:font-style="italic" style:font-style-asian="italic" style:font-style-complex="italic"/>
    </style:style>
    <style:style style:name="T1_7" style:family="text">
      <style:text-properties fo:font-style="italic" style:font-style-asian="italic" style:font-style-complex="italic"/>
    </style:style>
    <style:style style:name="T1_8" style:family="text">
      <style:text-properties fo:font-style="italic" style:font-style-asian="italic" style:font-style-complex="italic"/>
    </style:style>
    <style:style style:name="T1_9" style:family="text">
      <style:text-properties fo:font-style="italic" style:font-style-asian="italic" style:font-style-complex="italic"/>
    </style:style>
    <style:style style:name="T1_10" style:family="text">
      <style:text-properties fo:font-style="italic" style:font-style-asian="italic" style:font-style-complex="italic"/>
    </style:style>
    <style:style style:name="T1_11" style:family="text">
      <style:text-properties fo:font-style="italic" style:font-style-asian="italic" style:font-style-complex="italic"/>
    </style:style>
    <style:style style:name="T1_12" style:family="text">
      <style:text-properties fo:font-style="italic" style:font-style-asian="italic" style:font-style-complex="italic"/>
    </style:style>
    <style:style style:name="T1_13" style:family="text">
      <style:text-properties fo:font-style="italic" style:font-style-asian="italic" style:font-style-complex="italic"/>
    </style:style>
    <style:style style:name="T1_14" style:family="text">
      <style:text-properties fo:font-style="italic" style:font-style-asian="italic" style:font-style-complex="italic"/>
    </style:style>
    <style:style style:name="T1_15" style:family="text">
      <style:text-properties fo:font-style="italic" style:font-style-asian="italic" style:font-style-complex="italic"/>
    </style:style>
    <style:style style:name="T1_16" style:family="text">
      <style:text-properties fo:font-style="italic" style:font-style-asian="italic" style:font-style-complex="italic"/>
    </style:style>
    <style:style style:name="T1_17" style:family="text">
      <style:text-properties fo:font-style="italic" style:font-style-asian="italic" style:font-style-complex="italic"/>
    </style:style>
    <style:style style:name="T1_18" style:family="text">
      <style:text-properties fo:font-style="italic" style:font-style-asian="italic" style:font-style-complex="italic"/>
    </style:style>
    <style:style style:name="T1_19" style:family="text">
      <style:text-properties fo:font-style="italic" style:font-style-asian="italic" style:font-style-complex="italic"/>
    </style:style>
    <style:style style:name="T1_20" style:family="text">
      <style:text-properties fo:font-style="italic" style:font-style-asian="italic" style:font-style-complex="italic"/>
    </style:style>
    <style:style style:name="T1_21" style:family="text">
      <style:text-properties fo:font-style="italic" style:font-style-asian="italic" style:font-style-complex="italic"/>
    </style:style>
    <style:style style:name="T1_22" style:family="text">
      <style:text-properties fo:font-style="italic" style:font-style-asian="italic" style:font-style-complex="italic"/>
    </style:style>
    <style:style style:name="T1_23" style:family="text">
      <style:text-properties fo:font-style="italic" style:font-style-asian="italic" style:font-style-complex="italic"/>
    </style:style>
    <style:style style:name="T1_24" style:family="text">
      <style:text-properties fo:font-style="italic" style:font-style-asian="italic" style:font-style-complex="italic"/>
    </style:style>
    <style:style style:name="T1_25" style:family="text">
      <style:text-properties fo:font-style="italic" style:font-style-asian="italic" style:font-style-complex="italic"/>
    </style:style>
    <style:style style:name="T1_26" style:family="text">
      <style:text-properties fo:font-style="italic" style:font-style-asian="italic" style:font-style-complex="italic"/>
    </style:style>
    <style:style style:name="T1_27" style:family="text">
      <style:text-properties fo:font-style="italic" style:font-style-asian="italic" style:font-style-complex="italic"/>
    </style:style>
    <style:style style:name="T1_28" style:family="text">
      <style:text-properties fo:font-style="italic" style:font-style-asian="italic" style:font-style-complex="italic"/>
    </style:style>
    <style:style style:name="T1_2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>
      <style:text-properties fo:color="#38761d"/>
    </style:style>
    <style:style style:name="T5_19" style:family="text">
      <style:text-properties fo:color="#38761d"/>
    </style:style>
    <style:style style:name="T5_20" style:family="text">
      <style:text-properties fo:color="#38761d"/>
    </style:style>
    <style:style style:name="T5_21" style:family="text">
      <style:text-properties fo:color="#38761d"/>
    </style:style>
    <style:style style:name="T5_22" style:family="text">
      <style:text-properties fo:color="#38761d"/>
    </style:style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>
      <style:text-properties fo:color="#38761d"/>
    </style:style>
    <style:style style:name="T7_10" style:family="text">
      <style:text-properties fo:color="#38761d"/>
    </style:style>
    <style:style style:name="T7_11" style:family="text">
      <style:text-properties fo:color="#38761d"/>
    </style:style>
    <style:style style:name="T7_12" style:family="text">
      <style:text-properties fo:color="#38761d"/>
    </style:style>
    <style:style style:name="T7_13" style:family="text">
      <style:text-properties fo:color="#38761d"/>
    </style:style>
    <style:style style:name="T7_14" style:family="text">
      <style:text-properties fo:color="#38761d"/>
    </style:style>
    <style:style style:name="T7_15" style:family="text">
      <style:text-properties fo:color="#38761d"/>
    </style:style>
    <style:style style:name="T7_16" style:family="text">
      <style:text-properties fo:color="#38761d"/>
    </style:style>
    <style:style style:name="T7_17" style:family="text">
      <style:text-properties fo:color="#38761d"/>
    </style:style>
    <style:style style:name="T7_18" style:family="text">
      <style:text-properties fo:color="#38761d"/>
    </style:style>
    <style:style style:name="T7_19" style:family="text">
      <style:text-properties fo:color="#38761d"/>
    </style:style>
    <style:style style:name="T7_20" style:family="text">
      <style:text-properties fo:color="#38761d"/>
    </style:style>
    <style:style style:name="T7_21" style:family="text">
      <style:text-properties fo:color="#38761d"/>
    </style:style>
    <style:style style:name="T7_22" style:family="text">
      <style:text-properties fo:color="#38761d"/>
    </style:style>
    <style:style style:name="T7_23" style:family="text">
      <style:text-properties fo:color="#38761d"/>
    </style:style>
    <style:style style:name="T7_24" style:family="text">
      <style:text-properties fo:color="#38761d"/>
    </style:style>
    <style:style style:name="T7_25" style:family="text">
      <style:text-properties fo:color="#38761d"/>
    </style:style>
    <style:style style:name="T7_26" style:family="text">
      <style:text-properties fo:color="#38761d"/>
    </style:style>
    <style:style style:name="T7_27" style:family="text">
      <style:text-properties fo:color="#38761d"/>
    </style:style>
    <style:style style:name="T7_28" style:family="text">
      <style:text-properties fo:color="#38761d"/>
    </style:style>
    <style:style style:name="T7_29" style:family="text">
      <style:text-properties fo:color="#38761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>
      <style:text-properties fo:color="#38761d"/>
    </style:style>
    <style:style style:name="T26_3" style:family="text">
      <style:text-properties fo:color="#38761d"/>
    </style:style>
    <style:style style:name="T26_4" style:family="text">
      <style:text-properties fo:color="#38761d"/>
    </style:style>
    <style:style style:name="T26_5" style:family="text">
      <style:text-properties fo:color="#38761d"/>
    </style:style>
    <style:style style:name="T26_6" style:family="text">
      <style:text-properties fo:color="#38761d"/>
    </style:style>
    <style:style style:name="T26_7" style:family="text">
      <style:text-properties fo:color="#38761d"/>
    </style:style>
    <style:style style:name="T26_8" style:family="text">
      <style:text-properties fo:color="#38761d"/>
    </style:style>
    <style:style style:name="T26_9" style:family="text">
      <style:text-properties fo:color="#38761d"/>
    </style:style>
    <style:style style:name="T26_10" style:family="text">
      <style:text-properties fo:color="#38761d"/>
    </style:style>
    <style:style style:name="T26_11" style:family="text">
      <style:text-properties fo:color="#38761d"/>
    </style:style>
    <style:style style:name="T26_12" style:family="text">
      <style:text-properties fo:color="#38761d"/>
    </style:style>
    <style:style style:name="T26_13" style:family="text">
      <style:text-properties fo:color="#38761d"/>
    </style:style>
    <style:style style:name="T26_14" style:family="text">
      <style:text-properties fo:color="#38761d"/>
    </style:style>
    <style:style style:name="T26_15" style:family="text">
      <style:text-properties fo:color="#38761d"/>
    </style:style>
    <style:style style:name="T26_16" style:family="text">
      <style:text-properties fo:color="#38761d"/>
    </style:style>
    <style:style style:name="T26_17" style:family="text">
      <style:text-properties fo:color="#38761d"/>
    </style:style>
    <style:style style:name="T26_18" style:family="text">
      <style:text-properties fo:color="#38761d"/>
    </style:style>
    <style:style style:name="T26_19" style:family="text">
      <style:text-properties fo:color="#38761d"/>
    </style:style>
    <style:style style:name="T26_20" style:family="text">
      <style:text-properties fo:color="#38761d"/>
    </style:style>
    <style:style style:name="T26_21" style:family="text">
      <style:text-properties fo:color="#38761d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color="#38761d"/>
    </style:style>
    <style:style style:name="T30_2" style:family="text">
      <style:text-properties fo:color="#38761d"/>
    </style:style>
    <style:style style:name="T30_3" style:family="text">
      <style:text-properties fo:color="#38761d"/>
    </style:style>
    <style:style style:name="T30_4" style:family="text">
      <style:text-properties fo:color="#38761d"/>
    </style:style>
    <style:style style:name="T30_5" style:family="text">
      <style:text-properties fo:color="#38761d"/>
    </style:style>
    <style:style style:name="T30_6" style:family="text">
      <style:text-properties fo:color="#38761d"/>
    </style:style>
    <style:style style:name="T30_7" style:family="text">
      <style:text-properties fo:color="#38761d"/>
    </style:style>
    <style:style style:name="T30_8" style:family="text">
      <style:text-properties fo:color="#38761d"/>
    </style:style>
    <style:style style:name="T30_9" style:family="text">
      <style:text-properties fo:color="#38761d"/>
    </style:style>
    <style:style style:name="T30_10" style:family="text">
      <style:text-properties fo:color="#38761d"/>
    </style:style>
    <style:style style:name="T30_11" style:family="text">
      <style:text-properties fo:color="#38761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color="#38761d"/>
    </style:style>
    <style:style style:name="T32_2" style:family="text">
      <style:text-properties fo:color="#38761d"/>
    </style:style>
    <style:style style:name="T32_3" style:family="text">
      <style:text-properties fo:color="#38761d"/>
    </style:style>
    <style:style style:name="T32_4" style:family="text">
      <style:text-properties fo:color="#38761d"/>
    </style:style>
    <style:style style:name="T32_5" style:family="text">
      <style:text-properties fo:color="#38761d"/>
    </style:style>
    <style:style style:name="T32_6" style:family="text">
      <style:text-properties fo:color="#38761d"/>
    </style:style>
    <style:style style:name="T32_7" style:family="text">
      <style:text-properties fo:color="#38761d"/>
    </style:style>
    <style:style style:name="T32_8" style:family="text">
      <style:text-properties fo:color="#38761d"/>
    </style:style>
    <style:style style:name="T32_9" style:family="text">
      <style:text-properties fo:color="#38761d"/>
    </style:style>
    <style:style style:name="T32_10" style:family="text">
      <style:text-properties fo:color="#38761d"/>
    </style:style>
    <style:style style:name="T32_11" style:family="text">
      <style:text-properties fo:color="#38761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 style:parent-style-name="Standard"/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e</text:span><text:span text:style-name="T1_2"><text:s/></text:span><text:span text:style-name="T1_3">document</text:span><text:span text:style-name="T1_4"><text:s/></text:span><text:span text:style-name="T1_5">est</text:span><text:span text:style-name="T1_6"><text:s/></text:span><text:span text:style-name="T1_7">une</text:span><text:span text:style-name="T1_8"><text:s/></text:span><text:span text:style-name="T1_9">ébauche</text:span><text:span text:style-name="T1_10"><text:s/></text:span><text:span text:style-name="T1_11">de</text:span><text:span text:style-name="T1_12"><text:s/></text:span><text:span text:style-name="T1_13">réflexion</text:span><text:span text:style-name="T1_14"><text:s/></text:span><text:span text:style-name="T1_15">concernant</text:span><text:span text:style-name="T1_16"><text:s/></text:span><text:span text:style-name="T1_17">la</text:span><text:span text:style-name="T1_18"><text:s/></text:span><text:span text:style-name="T1_19">structuration</text:span><text:span text:style-name="T1_20"><text:s/></text:span><text:span text:style-name="T1_21">des</text:span><text:span text:style-name="T1_22"><text:s/></text:span><text:span text:style-name="T1_23">profils</text:span><text:span text:style-name="T1_24"><text:s/></text:span><text:span text:style-name="T1_25">des</text:span><text:span text:style-name="T1_26"><text:s/></text:span><text:span text:style-name="T1_27">utilisateurs</text:span><text:span text:style-name="T1_28">.</text:span><text:span text:style-name="T1_29"><text:s/></text:span></text:p>
      <text:p text:style-name="P2"/>
      <text:p text:style-name="P3"><text:span text:style-name="T3_1">En</text:span><text:span text:style-name="T3_2"><text:s/></text:span><text:span text:style-name="T3_3">haut</text:span><text:span text:style-name="T3_4">,<text:s/></text:span><text:span text:style-name="T3_5">à</text:span><text:span text:style-name="T3_6"><text:s/></text:span><text:span text:style-name="T3_7">gauche</text:span><text:span text:style-name="T3_8"><text:s/>:<text:s/></text:span><text:span text:style-name="T3_9">pseudo</text:span><text:span text:style-name="T3_10"><text:s/></text:span></text:p>
      <text:p text:style-name="P4"/>
      <text:p text:style-name="P5"><text:span text:style-name="T5_1">En</text:span><text:span text:style-name="T5_2"><text:s/></text:span><text:span text:style-name="T5_3">face</text:span><text:span text:style-name="T5_4"><text:s/></text:span><text:span text:style-name="T5_5">du</text:span><text:span text:style-name="T5_6"><text:s/></text:span><text:span text:style-name="T5_7">pseudo</text:span><text:span text:style-name="T5_8">,<text:s/></text:span><text:span text:style-name="T5_9">à</text:span><text:span text:style-name="T5_10"><text:s/></text:span><text:span text:style-name="T5_11">droite</text:span><text:span text:style-name="T5_12"><text:s/>:<text:s/></text:span><text:span text:style-name="T5_13">statut</text:span><text:span text:style-name="T5_14"><text:s/></text:span><text:span text:style-name="T5_15">affiché</text:span><text:span text:style-name="T5_16"><text:s text:c="2"/>:<text:s/></text:span><text:span text:style-name="T5_17">visiteur</text:span><text:span text:style-name="T5_18"><text:s/>(</text:span><text:span text:style-name="T5_19">à</text:span><text:span text:style-name="T5_20"><text:s/></text:span><text:span text:style-name="T5_21">voir</text:span><text:span text:style-name="T5_22">)<text:s/></text:span><text:span text:style-name="T5_23">/<text:s/></text:span><text:span text:style-name="T5_24">adhérent</text:span><text:span text:style-name="T5_25"><text:s/>(</text:span><text:span text:style-name="T5_26">membre</text:span><text:span text:style-name="T5_27">)</text:span></text:p>
      <text:p text:style-name="P6"/>
      <text:p text:style-name="P7"><text:span text:style-name="T7_1">A</text:span><text:span text:style-name="T7_2"><text:s/></text:span><text:span text:style-name="T7_3">côté</text:span><text:span text:style-name="T7_4"><text:s/>:<text:s/></text:span><text:span text:style-name="T7_5">inscrit</text:span><text:span text:style-name="T7_6"><text:s/></text:span><text:span text:style-name="T7_7">le</text:span><text:span text:style-name="T7_8"><text:s/></text:span><text:span text:style-name="T7_9">(</text:span><text:span text:style-name="T7_10">date</text:span><text:span text:style-name="T7_11"><text:s/></text:span><text:span text:style-name="T7_12">de</text:span><text:span text:style-name="T7_13"><text:s/></text:span><text:span text:style-name="T7_14">l</text:span><text:span text:style-name="T7_15">’</text:span><text:span text:style-name="T7_16">inscription</text:span><text:span text:style-name="T7_17"><text:s/></text:span><text:span text:style-name="T7_18">sur</text:span><text:span text:style-name="T7_19"><text:s/></text:span><text:span text:style-name="T7_20">le</text:span><text:span text:style-name="T7_21"><text:s/></text:span><text:span text:style-name="T7_22">site</text:span><text:span text:style-name="T7_23"><text:s/></text:span><text:span text:style-name="T7_24">ou</text:span><text:span text:style-name="T7_25"><text:s/></text:span><text:span text:style-name="T7_26">au</text:span><text:span text:style-name="T7_27"><text:s/></text:span><text:span text:style-name="T7_28">club</text:span><text:span text:style-name="T7_29">?)</text:span></text:p>
      <text:p text:style-name="P8"/>
      <text:p text:style-name="P9"><text:span text:style-name="T9_1">A</text:span><text:span text:style-name="T9_2"><text:s/></text:span><text:span text:style-name="T9_3">gauche</text:span><text:span text:style-name="T9_4">,<text:s/></text:span><text:span text:style-name="T9_5">sous</text:span><text:span text:style-name="T9_6"><text:s/></text:span><text:span text:style-name="T9_7">le</text:span><text:span text:style-name="T9_8"><text:s/></text:span><text:span text:style-name="T9_9">pseudo</text:span><text:span text:style-name="T9_10"><text:s/>:<text:s/></text:span><text:span text:style-name="T9_11">photo</text:span><text:span text:style-name="T9_12"><text:s/></text:span><text:span text:style-name="T9_13">de</text:span><text:span text:style-name="T9_14"><text:s/></text:span><text:span text:style-name="T9_15">l</text:span><text:span text:style-name="T9_16">’</text:span><text:span text:style-name="T9_17">adhérent</text:span><text:span text:style-name="T9_18"><text:s/></text:span></text:p>
      <text:p text:style-name="P10"><text:span text:style-name="T10_1">Conditions</text:span><text:span text:style-name="T10_2"><text:s/>:</text:span></text:p>
      <text:p text:style-name="P11"><text:span text:style-name="T11_1">-<text:s/></text:span><text:span text:style-name="T11_2">une</text:span><text:span text:style-name="T11_3"><text:s/></text:span><text:span text:style-name="T11_4">photo</text:span><text:span text:style-name="T11_5"><text:s/></text:span><text:span text:style-name="T11_6">de</text:span><text:span text:style-name="T11_7"><text:s/></text:span><text:span text:style-name="T11_8">l</text:span><text:span text:style-name="T11_9">’</text:span><text:span text:style-name="T11_10">adhérent</text:span><text:span text:style-name="T11_11"><text:s/></text:span><text:span text:style-name="T11_12">et</text:span><text:span text:style-name="T11_13"><text:s/></text:span><text:span text:style-name="T11_14">non</text:span><text:span text:style-name="T11_15"><text:s/></text:span><text:span text:style-name="T11_16">un</text:span><text:span text:style-name="T11_17"><text:s/></text:span><text:span text:style-name="T11_18">avatar</text:span><text:span text:style-name="T11_19"><text:s/>(</text:span><text:span text:style-name="T11_20">gestion</text:span><text:span text:style-name="T11_21"><text:s/></text:span><text:span text:style-name="T11_22">administrative</text:span><text:span text:style-name="T11_23"><text:s/></text:span><text:span text:style-name="T11_24">et</text:span><text:span text:style-name="T11_25"><text:s/></text:span><text:span text:style-name="T11_26">non</text:span><text:span text:style-name="T11_27"><text:s/></text:span><text:span text:style-name="T11_28">réseau</text:span><text:span text:style-name="T11_29"><text:s/></text:span><text:span text:style-name="T11_30">social</text:span><text:span text:style-name="T11_31">)</text:span></text:p>
      <text:p text:style-name="P12"><text:span text:style-name="T12_1">-<text:s/></text:span><text:span text:style-name="T12_2">sinon</text:span><text:span text:style-name="T12_3"><text:s/></text:span><text:span text:style-name="T12_4">image</text:span><text:span text:style-name="T12_5"><text:s/></text:span><text:span text:style-name="T12_6">par</text:span><text:span text:style-name="T12_7"><text:s/></text:span><text:span text:style-name="T12_8">défaut</text:span><text:span text:style-name="T12_9"><text:s/>:<text:s/></text:span><text:span text:style-name="T12_10">un</text:span><text:span text:style-name="T12_11"><text:s/></text:span><text:span text:style-name="T12_12">fond</text:span><text:span text:style-name="T12_13"><text:s/></text:span><text:span text:style-name="T12_14">bleu</text:span><text:span text:style-name="T12_15"><text:s/></text:span><text:span text:style-name="T12_16">clair</text:span><text:span text:style-name="T12_17"><text:s/></text:span><text:span text:style-name="T12_18">et</text:span><text:span text:style-name="T12_19"><text:s/></text:span><text:span text:style-name="T12_20">la</text:span><text:span text:style-name="T12_21"><text:s/></text:span><text:span text:style-name="T12_22">silhouette</text:span><text:span text:style-name="T12_23"><text:s/></text:span><text:span text:style-name="T12_24">d</text:span><text:span text:style-name="T12_25">’</text:span><text:span text:style-name="T12_26">un</text:span><text:span text:style-name="T12_27"><text:s/></text:span><text:span text:style-name="T12_28">visage</text:span><text:span text:style-name="T12_29"><text:s/></text:span><text:span text:style-name="T12_30">laissée</text:span><text:span text:style-name="T12_31"><text:s/></text:span><text:span text:style-name="T12_32">en</text:span><text:span text:style-name="T12_33"><text:s/></text:span><text:span text:style-name="T12_34">blanc</text:span></text:p>
      <text:p text:style-name="P13"><text:span text:style-name="T13_1">-<text:s/></text:span><text:span text:style-name="T13_2">précision</text:span><text:span text:style-name="T13_3"><text:s/></text:span><text:span text:style-name="T13_4">de</text:span><text:span text:style-name="T13_5"><text:s/></text:span><text:span text:style-name="T13_6">la</text:span><text:span text:style-name="T13_7"><text:s/></text:span><text:span text:style-name="T13_8">taille</text:span><text:span text:style-name="T13_9"><text:s/></text:span><text:span text:style-name="T13_10">minimale</text:span><text:span text:style-name="T13_11"><text:s/></text:span><text:span text:style-name="T13_12">et</text:span><text:span text:style-name="T13_13"><text:s/></text:span><text:span text:style-name="T13_14">maximale</text:span><text:span text:style-name="T13_15"><text:s/></text:span><text:span text:style-name="T13_16">de</text:span><text:span text:style-name="T13_17"><text:s/></text:span><text:span text:style-name="T13_18">l</text:span><text:span text:style-name="T13_19">’</text:span><text:span text:style-name="T13_20">image</text:span></text:p>
      <text:p text:style-name="P14"><text:span text:style-name="T14_1">-<text:s/></text:span><text:span text:style-name="T14_2">précision</text:span><text:span text:style-name="T14_3"><text:s/></text:span><text:span text:style-name="T14_4">du</text:span><text:span text:style-name="T14_5"><text:s/></text:span><text:span text:style-name="T14_6">format</text:span><text:span text:style-name="T14_7"><text:s/></text:span><text:span text:style-name="T14_8">de</text:span><text:span text:style-name="T14_9"><text:s/></text:span><text:span text:style-name="T14_10">l</text:span><text:span text:style-name="T14_11">’</text:span><text:span text:style-name="T14_12">image</text:span></text:p>
      <text:p text:style-name="P15"><text:span text:style-name="T15_1">-<text:s/></text:span><text:span text:style-name="T15_2">possibilité</text:span><text:span text:style-name="T15_3"><text:s/></text:span><text:span text:style-name="T15_4">d</text:span><text:span text:style-name="T15_5">’</text:span><text:span text:style-name="T15_6">importer</text:span><text:span text:style-name="T15_7"><text:s/></text:span><text:span text:style-name="T15_8">son</text:span><text:span text:style-name="T15_9"><text:s/></text:span><text:span text:style-name="T15_10">image</text:span><text:span text:style-name="T15_11"><text:s/></text:span><text:span text:style-name="T15_12">depuis</text:span><text:span text:style-name="T15_13"><text:s/></text:span><text:span text:style-name="T15_14">les</text:span><text:span text:style-name="T15_15"><text:s/></text:span><text:span text:style-name="T15_16">contenus</text:span><text:span text:style-name="T15_17"><text:s/></text:span><text:span text:style-name="T15_18">de</text:span><text:span text:style-name="T15_19"><text:s/></text:span><text:span text:style-name="T15_20">son</text:span><text:span text:style-name="T15_21"><text:s/></text:span><text:span text:style-name="T15_22">ordinateur</text:span><text:span text:style-name="T15_23"><text:s/>(</text:span><text:span text:style-name="T15_24">téléchargement</text:span><text:span text:style-name="T15_25">)</text:span></text:p>
      <text:p text:style-name="P16"><text:span text:style-name="T16_1">-<text:s/></text:span><text:span text:style-name="T16_2">possibilité</text:span><text:span text:style-name="T16_3"><text:s/></text:span><text:span text:style-name="T16_4">de</text:span><text:span text:style-name="T16_5"><text:s/></text:span><text:span text:style-name="T16_6">modifier</text:span><text:span text:style-name="T16_7"><text:s/></text:span><text:span text:style-name="T16_8">et</text:span><text:span text:style-name="T16_9"><text:s/></text:span><text:span text:style-name="T16_10">de</text:span><text:span text:style-name="T16_11"><text:s/></text:span><text:span text:style-name="T16_12">supprimer</text:span><text:span text:style-name="T16_13"><text:s/></text:span><text:span text:style-name="T16_14">son</text:span><text:span text:style-name="T16_15"><text:s/></text:span><text:span text:style-name="T16_16">image</text:span></text:p>
      <text:p text:style-name="P17"/>
      <text:p text:style-name="P18"><text:span text:style-name="T18_1">A</text:span><text:span text:style-name="T18_2"><text:s/></text:span><text:span text:style-name="T18_3">droite</text:span><text:span text:style-name="T18_4">,<text:s/></text:span><text:span text:style-name="T18_5">en</text:span><text:span text:style-name="T18_6"><text:s/></text:span><text:span text:style-name="T18_7">face</text:span><text:span text:style-name="T18_8"><text:s/></text:span><text:span text:style-name="T18_9">de</text:span><text:span text:style-name="T18_10"><text:s/></text:span><text:span text:style-name="T18_11">la</text:span><text:span text:style-name="T18_12"><text:s/></text:span><text:span text:style-name="T18_13">photo</text:span><text:span text:style-name="T18_14"><text:s/>:<text:s/></text:span></text:p>
      <text:p text:style-name="P19"><text:span text:style-name="T19_1">-<text:s/></text:span><text:span text:style-name="T19_2">Prénom</text:span><text:span text:style-name="T19_3"><text:s/>/<text:s/></text:span><text:span text:style-name="T19_4">NOM</text:span></text:p>
      <text:p text:style-name="P20"><text:span text:style-name="T20_1">-<text:s/></text:span><text:span text:style-name="T20_2">Mails</text:span><text:span text:style-name="T20_3"><text:s/>(</text:span><text:span text:style-name="T20_4">pour</text:span><text:span text:style-name="T20_5"><text:s/></text:span><text:span text:style-name="T20_6">recevoir</text:span><text:span text:style-name="T20_7"><text:s/></text:span><text:span text:style-name="T20_8">les</text:span><text:span text:style-name="T20_9"><text:s/></text:span><text:span text:style-name="T20_10">infos</text:span><text:span text:style-name="T20_11"><text:s/></text:span><text:span text:style-name="T20_12">et</text:span><text:span text:style-name="T20_13"><text:s/></text:span><text:span text:style-name="T20_14">pour</text:span><text:span text:style-name="T20_15"><text:s/></text:span><text:span text:style-name="T20_16">recevoir</text:span><text:span text:style-name="T20_17"><text:s/></text:span><text:span text:style-name="T20_18">un</text:span><text:span text:style-name="T20_19"><text:s/></text:span><text:span text:style-name="T20_20">nouveau</text:span><text:span text:style-name="T20_21"><text:s/></text:span><text:span text:style-name="T20_22">mot</text:span><text:span text:style-name="T20_23"><text:s/></text:span><text:span text:style-name="T20_24">de</text:span><text:span text:style-name="T20_25"><text:s/></text:span><text:span text:style-name="T20_26">passe</text:span><text:span text:style-name="T20_27">)</text:span></text:p>
      <text:p text:style-name="P21"><text:span text:style-name="T21_1">-<text:s/></text:span><text:span text:style-name="T21_2">Téléphone</text:span></text:p>
      <text:p text:style-name="P22"><text:span text:style-name="T22_1">-<text:s/></text:span><text:span text:style-name="T22_2">Danseur</text:span><text:span text:style-name="T22_3"><text:s/></text:span><text:span text:style-name="T22_4">de</text:span><text:span text:style-name="T22_5"><text:s/>(</text:span><text:span text:style-name="T22_6">danse</text:span><text:span text:style-name="T22_7"><text:s/></text:span><text:span text:style-name="T22_8">répétable</text:span><text:span text:style-name="T22_9">)<text:s/></text:span><text:span text:style-name="T22_10">niveau</text:span><text:span text:style-name="T22_11"><text:s/>(</text:span><text:span text:style-name="T22_12">niveau</text:span><text:span text:style-name="T22_13"><text:s/></text:span><text:span text:style-name="T22_14">répétable</text:span><text:span text:style-name="T22_15">)</text:span></text:p>
      <text:p text:style-name="P23"/>
      <text:p text:style-name="P24"><text:span text:style-name="T24_1">-<text:s/></text:span><text:span text:style-name="T24_2">Emploi</text:span><text:span text:style-name="T24_3"><text:s/></text:span><text:span text:style-name="T24_4">du</text:span><text:span text:style-name="T24_5"><text:s/></text:span><text:span text:style-name="T24_6">temps</text:span><text:span text:style-name="T24_7"><text:s/>(</text:span><text:span text:style-name="T24_8">horaires</text:span><text:span text:style-name="T24_9"><text:s/></text:span><text:span text:style-name="T24_10">et</text:span><text:span text:style-name="T24_11"><text:s/></text:span><text:span text:style-name="T24_12">salles</text:span><text:span text:style-name="T24_13">)</text:span></text:p>
      <text:p text:style-name="P25"><text:span text:style-name="T25_1">-<text:s/></text:span><text:span text:style-name="T25_2">Agenda</text:span><text:span text:style-name="T25_3"><text:s/></text:span><text:span text:style-name="T25_4">du</text:span><text:span text:style-name="T25_5"><text:s/></text:span><text:span text:style-name="T25_6">Club</text:span><text:span text:style-name="T25_7"><text:s/></text:span><text:span text:style-name="T25_8">Rock</text:span><text:span text:style-name="T25_9"><text:s/>(</text:span><text:span text:style-name="T25_10">événements</text:span><text:span text:style-name="T25_11">,<text:s/></text:span><text:span text:style-name="T25_12">changements</text:span><text:span text:style-name="T25_13"><text:s/></text:span><text:span text:style-name="T25_14">d</text:span><text:span text:style-name="T25_15">’</text:span><text:span text:style-name="T25_16">horaires</text:span><text:span text:style-name="T25_17">,<text:s/></text:span><text:span text:style-name="T25_18">de</text:span><text:span text:style-name="T25_19"><text:s/></text:span><text:span text:style-name="T25_20">salles</text:span><text:span text:style-name="T25_21">)</text:span></text:p>
      <text:p text:style-name="P26"><text:span text:style-name="T26_1">-<text:s/></text:span><text:span text:style-name="T26_2">Organisation</text:span><text:span text:style-name="T26_3"><text:s/></text:span><text:span text:style-name="T26_4">des</text:span><text:span text:style-name="T26_5"><text:s/></text:span><text:span text:style-name="T26_6">soirées</text:span><text:span text:style-name="T26_7"><text:s/>:<text:s/></text:span><text:span text:style-name="T26_8">apparition</text:span><text:span text:style-name="T26_9"><text:s/></text:span><text:span text:style-name="T26_10">du</text:span><text:span text:style-name="T26_11"><text:s/></text:span><text:span text:style-name="T26_12">rôle</text:span><text:span text:style-name="T26_13"><text:s/></text:span><text:span text:style-name="T26_14">et</text:span><text:span text:style-name="T26_15"><text:s/></text:span><text:span text:style-name="T26_16">de</text:span><text:span text:style-name="T26_17"><text:s/></text:span><text:span text:style-name="T26_18">l</text:span><text:span text:style-name="T26_19">’</text:span><text:span text:style-name="T26_20">horaire</text:span><text:span text:style-name="T26_21">?<text:s/></text:span></text:p>
      <text:p text:style-name="P27"/>
      <text:p text:style-name="P28"><text:span text:style-name="T28_1">-<text:s/></text:span><text:span text:style-name="T28_2">Abonnement</text:span><text:span text:style-name="T28_3"><text:s/></text:span><text:span text:style-name="T28_4">à</text:span><text:span text:style-name="T28_5"><text:s/></text:span><text:span text:style-name="T28_6">la</text:span><text:span text:style-name="T28_7"><text:s/></text:span><text:span text:style-name="T28_8">liste</text:span><text:span text:style-name="T28_9"><text:s/></text:span><text:span text:style-name="T28_10">de</text:span><text:span text:style-name="T28_11"><text:s/></text:span><text:span text:style-name="T28_12">diffusion</text:span><text:span text:style-name="T28_13"><text:s/>:<text:s/></text:span><text:span text:style-name="T28_14">abonné</text:span><text:span text:style-name="T28_15">(</text:span><text:span text:style-name="T28_16">e</text:span><text:span text:style-name="T28_17">)<text:s/>/<text:s/></text:span><text:span text:style-name="T28_18">s</text:span><text:span text:style-name="T28_19">’</text:span><text:span text:style-name="T28_20">abonner</text:span><text:span text:style-name="T28_21"><text:s/>/<text:s/></text:span><text:span text:style-name="T28_22">se</text:span><text:span text:style-name="T28_23"><text:s/></text:span><text:span text:style-name="T28_24">désabonner</text:span></text:p>
      <text:p text:style-name="P29"><text:span text:style-name="T29_1">-<text:s/></text:span><text:span text:style-name="T29_2">BDE</text:span><text:span text:style-name="T29_3"><text:s/>:<text:s/></text:span><text:span text:style-name="T29_4">membre</text:span><text:span text:style-name="T29_5"><text:s/></text:span><text:span text:style-name="T29_6">du</text:span><text:span text:style-name="T29_7"><text:s/></text:span><text:span text:style-name="T29_8">BDE</text:span><text:span text:style-name="T29_9"><text:s/>(</text:span><text:span text:style-name="T29_10">sinon</text:span><text:span text:style-name="T29_11"><text:s/></text:span><text:span text:style-name="T29_12">le</text:span><text:span text:style-name="T29_13"><text:s/></text:span><text:span text:style-name="T29_14">champ</text:span><text:span text:style-name="T29_15"><text:s/></text:span><text:span text:style-name="T29_16">n</text:span><text:span text:style-name="T29_17">’</text:span><text:span text:style-name="T29_18">apparaît</text:span><text:span text:style-name="T29_19"><text:s/></text:span><text:span text:style-name="T29_20">pas</text:span><text:span text:style-name="T29_21">)</text:span></text:p>
      <text:p text:style-name="P30"><text:span text:style-name="T30_1">-<text:s/></text:span><text:span text:style-name="T30_2">Montant</text:span><text:span text:style-name="T30_3"><text:s/></text:span><text:span text:style-name="T30_4">de</text:span><text:span text:style-name="T30_5"><text:s/></text:span><text:span text:style-name="T30_6">mon</text:span><text:span text:style-name="T30_7"><text:s/></text:span><text:span text:style-name="T30_8">adhésion</text:span><text:span text:style-name="T30_9"><text:s/></text:span><text:span text:style-name="T30_10">semestre</text:span><text:span text:style-name="T30_11"><text:s/>1</text:span></text:p>
      <text:p text:style-name="P31"><text:span text:style-name="T31_1">-<text:s/></text:span><text:span text:style-name="T31_2">Paiement</text:span><text:span text:style-name="T31_3"><text:s/></text:span><text:span text:style-name="T31_4">semestre</text:span><text:span text:style-name="T31_5"><text:s/>1<text:s/>:<text:s/></text:span><text:span text:style-name="T31_6">réglé</text:span><text:span text:style-name="T31_7">,<text:s/></text:span><text:span text:style-name="T31_8">à</text:span><text:span text:style-name="T31_9"><text:s/></text:span><text:span text:style-name="T31_10">régler</text:span></text:p>
      <text:p text:style-name="P32"><text:span text:style-name="T32_1">-<text:s/></text:span><text:span text:style-name="T32_2">Montant</text:span><text:span text:style-name="T32_3"><text:s/></text:span><text:span text:style-name="T32_4">de</text:span><text:span text:style-name="T32_5"><text:s/></text:span><text:span text:style-name="T32_6">mon</text:span><text:span text:style-name="T32_7"><text:s/></text:span><text:span text:style-name="T32_8">adhésion</text:span><text:span text:style-name="T32_9"><text:s/></text:span><text:span text:style-name="T32_10">semestre</text:span><text:span text:style-name="T32_11"><text:s/>2</text:span></text:p>
      <text:p text:style-name="P33"><text:span text:style-name="T33_1">-<text:s/></text:span><text:span text:style-name="T33_2">Paiement</text:span><text:span text:style-name="T33_3"><text:s/></text:span><text:span text:style-name="T33_4">semestre</text:span><text:span text:style-name="T33_5"><text:s/>2<text:s/>:<text:s/></text:span><text:span text:style-name="T33_6"><office:annotation><dc:creator/><text:p text:style-name="P34"><text:span text:style-name="T34_1">Melissa</text:span><text:span text:style-name="T34_2"><text:s/></text:span><text:span text:style-name="T34_3">Hernandez</text:span><text:span text:style-name="T34_4">:</text:span></text:p><text:p text:style-name="P35"><text:span text:style-name="T35_1">trop</text:span><text:span text:style-name="T35_2"><text:s/></text:span><text:span text:style-name="T35_3">véhément</text:span><text:span text:style-name="T35_4">,<text:s/></text:span><text:span text:style-name="T35_5">à</text:span><text:span text:style-name="T35_6"><text:s/></text:span><text:span text:style-name="T35_7">reformuler</text:span></text:p></office:annotation></text:span><text:span text:style-name="T35_8">réglé</text:span><text:span text:style-name="T35_9">,<text:s/></text:span><text:span text:style-name="T35_10">à</text:span><text:span text:style-name="T35_11"><text:s/></text:span><text:span text:style-name="T35_12">régler</text:span></text:p>
      <text:p text:style-name="P36"><text:span text:style-name="T36_1">-<text:s/></text:span><text:span text:style-name="T36_2">Tee</text:span><text:span text:style-name="T36_3">-</text:span><text:span text:style-name="T36_4">shirt</text:span><text:span text:style-name="T36_5"><text:s/>:<text:s/></text:span><text:span text:style-name="T36_6">réglé</text:span><text:span text:style-name="T36_7">,<text:s/></text:span><text:span text:style-name="T36_8">à</text:span><text:span text:style-name="T36_9"><text:s/></text:span><text:span text:style-name="T36_10">régler</text:span></text:p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